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043in" fo:orphans="2" fo:widows="2" fo:text-indent="0in" style:auto-text-indent="false"/>
      <style:text-properties fo:color="#000000"/>
    </style:style>
    <style:style style:name="P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Open Sans" fo:font-size="10.5pt" fo:letter-spacing="normal" fo:font-style="normal" fo:font-weight="normal"/>
    </style:style>
    <style:style style:name="T1" style:family="text">
      <style:text-properties fo:language="ru" fo:country="RU"/>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knowledge society</text:p>
      <text:p text:style-name="P2">A        A century ago, the overwhelming majority <text:span text:style-name="T2">(</text:span><text:span text:style-name="T1">подавляющее большинство)</text:span> of people in developed countries worked with their hands: on farms, in domestic service <text:span text:style-name="T1">(в домашнем хозяйстве)</text:span>, in small craft shops <text:span text:style-name="T1">(ремесленных мастерских)</text:span> and in factories. There was not even a word for people who made their living other than by manual work. These days, the fastest-growing group in the developed world are ‘knowledge workers’ <text:span text:style-name="T1">(работники знания)</text:span> – people whose jobs require formal and advanced schooling. <text:span text:style-name="T1">(формального и продвинутого образования)</text:span></text:p>
      <text:p text:style-name="P2">B        At present, this term is widely used to describe people with considerable <text:span text:style-name="T1">(значительными)</text:span> theoretical knowledge and learning: doctors, lawyers, teachers, accountants <text:span text:style-name="T1">(бухгалтеров)</text:span>, chemical engineers. But the most striking growth in the coming years will be in ‘knowledge technologists’: computer technicians, software designers, analysts in clinical labs, manufacturing technologists, and so on. These people are as much manual workers as they are knowledge workers; in fact, they usually spend far more time working with their hands than with their brains. But their manual work is based on substantial <text:span text:style-name="T1">(значительном)</text:span> amount of theoretical knowledge which can be acquired only through formal education. They are not, as a rule, much better paid than traditional skilled workers, but they see themselves as professionals. Just as unskilled manual workers in manufacturing were the dominant social and political force in the twentieth century, knowledge technologists are likely to become the dominant social – and perhaps also political – force over the next decades.</text:p>
      <text:p text:style-name="P2">C        Such workers have two main needs: formal education that enables them to enter knowledge work in the first place <text:span text:style-name="T1">(которое позволяет им начать работать в сфере знаний)</text:span>, and continuing education <text:span text:style-name="T1">(непрерывное образование)</text:span> throughout their working lives to keep their knowledge up to date. For the old high-knowledge professionals <text:span text:style-name="T1">(старых профессионалов с высоким уровнем знаний)</text:span> such as doctors, clerics and lawyers, formal education has been available for many centuries. But for knowledge technologists, only a few countries so far <text:span text:style-name="T1">(до сих пор)</text:span> provide systematic and organized preparation. Over the next few decades, educational institutions to prepare knowledge technologists will grow rapidly in all developed and emerging countries, just as new institutions to meet new requirements <text:span text:style-name="T1">(отвечающие новым требованиям)</text:span> have always appeared in the past.</text:p>
      <text:p text:style-name="P2">D        What is different this time is the need for the continuing education of already well-trained and highly knowledgeable adults. Schooling traditionally stopped when work began. In the knowledge society it never stops. Continuing education of already highly educated adults will therefore become a big growth area in the next society. <text:span text:style-name="T1">(поэтому непрерывное образование уже высокообразованных взрослых станет одной из наиболее развитых областей в следующем обществе)</text:span> But most of it <text:span text:style-name="T1">(большая часть этого образования)</text:span> will be delivered in non-traditional ways, ranging <text:span text:style-name="T1">(начиная и заканчивая...)</text:span> from weekend seminars to online training programmes, and in any number of places, from a traditional university to the student’s home. The information revolution, which is expected to have an enormous impact on education and on traditional schools and universities, will probably have an even greater effect on the continuing education of knowledge workers, allowing knowledge to spread near-instantly, and making it accessible to everyone.</text:p>
      <text:p text:style-name="P2"><text:bookmark text:name="yui_3_17_2_1_1649700492941_46"/>E          All this has implications for the role of women in the labour force <text:span text:style-name="T1">(рабочей силе)</text:span>. Although women have always worked, since time immemorial <text:span text:style-name="T1">(незапамятных времен)</text:span> the jobs they have done have been different from men’s. Knowledge work, on the other hand, is ‘unisex’, not because of feminist pressure, but because it can be done equally well by both sexes. Knowledge workers, whatever their sex, are professionals, applying the same knowledge, doing the same work, governed <text:span text:style-name="T1">(руководствуются)</text:span> by the same results.</text:p>
      <text:p text:style-name="P2">F         The knowledge society <text:span text:style-name="T1">(общество знаний)</text:span> is the first human society where upward mobility is potentially unlimited. Knowledge differs from all other means of production <text:span text:style-name="T1">(других средств производства)</text:span> in that it cannot be inherited or bequeathed <text:span text:style-name="T1">(унаследовать или завещать)</text:span> from one generation to another. It has to be acquired anew <text:span text:style-name="T1">(приходится приобретать заново)</text:span> by every individual, and everyone starts out with the same total ignorance <text:span text:style-name="T1">(полного невежества)</text:span>. And nowadays it is assumed that everybody will be a ‘success’ – and idea that would have seemed ludicrous <text:span text:style-name="T1">(смехотворной)</text:span> to earlier generations. Naturally, only a tiny number of people can reach outstanding <text:span text:style-name="T1">(выдающихся) </text:span>levels of achievement, but a very large number of people assume they will reach adequate <text:span text:style-name="T1">(достаточного)</text:span> levels.</text:p>
      <text:p text:style-name="P2">G        The upward mobility of the knowledge society, however, comes at a high price <text:span text:style-name="T1">(приходится платить высокую цену)</text:span>: the psychological pressures and emotional traumas of the rat race. <text:soft-page-break/>Schoolchildren in some countries may suffer sleep deprivation <text:span text:style-name="T1">(недостатка)</text:span> because thay spend their evenings at a crammer <text:span text:style-name="T1">(зубрежкой)</text:span> to help them pass their exams. Otherwise they will not get into the prestige university of their choice, and thus <text:span text:style-name="T1">(а значит и)</text:span> into a good job. In many different parts of the world, schools are becoming viciously <text:span text:style-name="T1">(жесточайшая)</text:span> competitive. That this has happened over such a short time – no more than 30 or 40 years – indicates how much the fear of failure has already permeated <text:span text:style-name="T1">(проник)</text:span> the knowledge society.</text:p>
      <text:p text:style-name="P2">H        Given this competitive struggle <text:span text:style-name="T1">(учитывая эту конкурентную борьбу)</text:span>, a growing number of highly successful knowledge workers of both sexes – business managers, university teachers, museum directors, doctors – ‘plateau’ <text:span text:style-name="T1">(выходят на плато)</text:span> in their 40s. They know they have achieved all they will achieve. If their work is all they have, they are in trouble. Knowledge workers therefore need to develop, preferably <text:span text:style-name="T1">(желательно)</text:span> while they are still young, a non-competitive <text:span text:style-name="T1">(неконкурентную) </text:span><text:s/>life and community of their own, and some serious outside <text:span text:style-name="T1">(внешние)</text:span> interest – be it working as a volunteer in the community, playing in a local orchestra or taking an active part in a small town’s local government. This outside interest will give them the opportunity for personal contribution and achieve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8M55S</meta:editing-duration>
    <meta:editing-cycles>6</meta:editing-cycles>
    <meta:generator>OpenOffice/4.1.11$Win32 OpenOffice.org_project/4111m1$Build-9808</meta:generator>
    <dc:date>2022-04-11T21:33:05.69</dc:date>
    <meta:document-statistic meta:table-count="0" meta:image-count="0" meta:object-count="0" meta:page-count="2" meta:paragraph-count="9" meta:word-count="953" meta:character-count="6397"/>
    <meta:user-defined meta:name="Info 1"/>
    <meta:user-defined meta:name="Info 2"/>
    <meta:user-defined meta:name="Info 3"/>
    <meta:user-defined meta:name="Info 4"/>
  </office:meta>
</office:document-meta>
</file>